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4688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3.9931in"/>
    </style:style>
    <style:style style:name="Table1.C" style:family="table-column">
      <style:table-column-properties style:column-width="2.1632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4688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3.9931in"/>
    </style:style>
    <style:style style:name="Table2.C" style:family="table-column">
      <style:table-column-properties style:column-width="2.1632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4688in" table:align="left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3.9931in"/>
    </style:style>
    <style:style style:name="Table3.C" style:family="table-column">
      <style:table-column-properties style:column-width="2.1632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4688in" table:align="left"/>
    </style:style>
    <style:style style:name="Table4.A" style:family="table-column">
      <style:table-column-properties style:column-width="1.3125in"/>
    </style:style>
    <style:style style:name="Table4.B" style:family="table-column">
      <style:table-column-properties style:column-width="3.9931in"/>
    </style:style>
    <style:style style:name="Table4.C" style:family="table-column">
      <style:table-column-properties style:column-width="2.1632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4688in" table:align="left"/>
    </style:style>
    <style:style style:name="Table5.A" style:family="table-column">
      <style:table-column-properties style:column-width="1.3125in"/>
    </style:style>
    <style:style style:name="Table5.B" style:family="table-column">
      <style:table-column-properties style:column-width="3.9931in"/>
    </style:style>
    <style:style style:name="Table5.C" style:family="table-column">
      <style:table-column-properties style:column-width="2.1632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4688in" table:align="left"/>
    </style:style>
    <style:style style:name="Table6.A" style:family="table-column">
      <style:table-column-properties style:column-width="1.3125in"/>
    </style:style>
    <style:style style:name="Table6.B" style:family="table-column">
      <style:table-column-properties style:column-width="3.9931in"/>
    </style:style>
    <style:style style:name="Table6.C" style:family="table-column">
      <style:table-column-properties style:column-width="2.1632in"/>
    </style:style>
    <style:style style:name="Table6.A1" style:family="table-cell">
      <style:table-cell-properties fo:padding="0.0382in" fo:border="none"/>
    </style:style>
    <style:style style:name="Table14" style:family="table">
      <style:table-properties style:width="7.4688in" table:align="left"/>
    </style:style>
    <style:style style:name="Table14.A" style:family="table-column">
      <style:table-column-properties style:column-width="1.3125in"/>
    </style:style>
    <style:style style:name="Table14.B" style:family="table-column">
      <style:table-column-properties style:column-width="3.9931in"/>
    </style:style>
    <style:style style:name="Table14.C" style:family="table-column">
      <style:table-column-properties style:column-width="2.1632in"/>
    </style:style>
    <style:style style:name="Table14.A1" style:family="table-cell">
      <style:table-cell-properties fo:padding="0.0382in" fo:border="none"/>
    </style:style>
    <style:style style:name="Table11" style:family="table">
      <style:table-properties style:width="7.4688in" table:align="left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3.9931in"/>
    </style:style>
    <style:style style:name="Table11.C" style:family="table-column">
      <style:table-column-properties style:column-width="2.1632in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7.4688in" table:align="left"/>
    </style:style>
    <style:style style:name="Table7.A" style:family="table-column">
      <style:table-column-properties style:column-width="1.3125in"/>
    </style:style>
    <style:style style:name="Table7.B" style:family="table-column">
      <style:table-column-properties style:column-width="3.9931in"/>
    </style:style>
    <style:style style:name="Table7.C" style:family="table-column">
      <style:table-column-properties style:column-width="2.1632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7.4688in" table:align="left"/>
    </style:style>
    <style:style style:name="Table8.A" style:family="table-column">
      <style:table-column-properties style:column-width="1.3125in"/>
    </style:style>
    <style:style style:name="Table8.B" style:family="table-column">
      <style:table-column-properties style:column-width="3.9931in"/>
    </style:style>
    <style:style style:name="Table8.C" style:family="table-column">
      <style:table-column-properties style:column-width="2.1632in"/>
    </style:style>
    <style:style style:name="Table8.A1" style:family="table-cell">
      <style:table-cell-properties fo:padding="0.0382in" fo:border="none"/>
    </style:style>
    <style:style style:name="Table10" style:family="table">
      <style:table-properties style:width="7.4688in" table:align="left"/>
    </style:style>
    <style:style style:name="Table10.A" style:family="table-column">
      <style:table-column-properties style:column-width="1.3056in"/>
    </style:style>
    <style:style style:name="Table10.B" style:family="table-column">
      <style:table-column-properties style:column-width="6.1632in"/>
    </style:style>
    <style:style style:name="Table10.A1" style:family="table-cell">
      <style:table-cell-properties fo:padding="0.0382in" fo:border="none"/>
    </style:style>
    <style:style style:name="Table9" style:family="table">
      <style:table-properties style:width="7.4688in" table:align="left"/>
    </style:style>
    <style:style style:name="Table9.A" style:family="table-column">
      <style:table-column-properties style:column-width="1.3125in"/>
    </style:style>
    <style:style style:name="Table9.B" style:family="table-column">
      <style:table-column-properties style:column-width="6.1563in"/>
    </style:style>
    <style:style style:name="Table9.A1" style:family="table-cell">
      <style:table-cell-properties fo:padding="0.0382in" fo:border="none"/>
    </style:style>
    <style:style style:name="Table13" style:family="table">
      <style:table-properties style:width="7.4688in" table:align="left"/>
    </style:style>
    <style:style style:name="Table13.A" style:family="table-column">
      <style:table-column-properties style:column-width="1.3125in"/>
    </style:style>
    <style:style style:name="Table13.B" style:family="table-column">
      <style:table-column-properties style:column-width="6.1563in"/>
    </style:style>
    <style:style style:name="Table13.A1" style:family="table-cell">
      <style:table-cell-properties fo:padding="0.0382in" fo:border="none"/>
    </style:style>
    <style:style style:name="Table15" style:family="table">
      <style:table-properties style:width="7.4688in" table:align="left"/>
    </style:style>
    <style:style style:name="Table15.A" style:family="table-column">
      <style:table-column-properties style:column-width="1.3125in"/>
    </style:style>
    <style:style style:name="Table15.B" style:family="table-column">
      <style:table-column-properties style:column-width="6.1563in"/>
    </style:style>
    <style:style style:name="Table15.A1" style:family="table-cell">
      <style:table-cell-properties fo:padding="0.0382in" fo:border="none"/>
    </style:style>
    <style:style style:name="P1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0da3f2" officeooo:paragraph-rsid="00295ff5" style:font-weight-asian="normal" style:font-weight-complex="normal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0dedcc" officeooo:paragraph-rsid="00295ff5" style:font-weight-asian="normal" style:font-weight-complex="normal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10a512" officeooo:paragraph-rsid="002a9d4c" style:font-weight-asian="normal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337f8e" officeooo:paragraph-rsid="00337f8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officeooo:rsid="000bbd2c" officeooo:paragraph-rsid="000bbd2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bbd2c" officeooo:paragraph-rsid="002a9d4c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95ff5"/>
    </style:style>
    <style:style style:name="P8" style:family="paragraph" style:parent-style-name="Standard">
      <style:paragraph-properties fo:text-align="center" style:justify-single-word="false"/>
      <style:text-properties officeooo:rsid="000bbd2c" officeooo:paragraph-rsid="00367532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0bbd2c" officeooo:paragraph-rsid="00295ff5" style:font-weight-asian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0bbd2c" officeooo:paragraph-rsid="002a9d4c" style:font-weight-asian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0c5320" officeooo:paragraph-rsid="00295ff5" style:font-weight-asian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0da3f2" officeooo:paragraph-rsid="002a9d4c" style:font-weight-asian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0dedcc" officeooo:paragraph-rsid="002a9d4c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2b4f0e" officeooo:paragraph-rsid="002b4f0e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1561ce" officeooo:paragraph-rsid="002f7ea0" style:font-weight-asian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2f7ea0" officeooo:paragraph-rsid="002f7ea0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2f7ea0" officeooo:paragraph-rsid="0031ce71" style:font-weight-asian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bold" officeooo:rsid="0010a512" officeooo:paragraph-rsid="002a9d4c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fo:font-weight="bold" officeooo:rsid="0010a512" officeooo:paragraph-rsid="002b4f0e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bold" officeooo:rsid="00316a45" officeooo:paragraph-rsid="00316a45" style:font-weight-asian="bold" style:font-weight-complex="bold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bold" officeooo:rsid="0031d396" officeooo:paragraph-rsid="0031d396" style:font-weight-asian="bold" style:font-weight-complex="bold"/>
    </style:style>
    <style:style style:name="P2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bold" officeooo:rsid="0031ce71" officeooo:paragraph-rsid="0031ce71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bold" officeooo:rsid="00337f8e" officeooo:paragraph-rsid="00337f8e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bbd2c" officeooo:paragraph-rsid="00295ff5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fo:font-weight="bold" officeooo:rsid="000bbd2c" officeooo:paragraph-rsid="00295ff5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fo:font-weight="bold" officeooo:rsid="000bbd2c" officeooo:paragraph-rsid="002f7ea0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fo:font-weight="bold" officeooo:rsid="000bbd2c" officeooo:paragraph-rsid="0031ce71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c5320" officeooo:paragraph-rsid="00295ff5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da3f2" officeooo:paragraph-rsid="00295ff5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da3f2" officeooo:paragraph-rsid="002b4f0e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dedcc" officeooo:paragraph-rsid="00295ff5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2b4f0e" officeooo:paragraph-rsid="002b4f0e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1561ce" officeooo:paragraph-rsid="002f7ea0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2f7ea0" officeooo:paragraph-rsid="002f7ea0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316a45" officeooo:paragraph-rsid="00316a45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31ce71" officeooo:paragraph-rsid="0031ce71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31d396" officeooo:paragraph-rsid="0031d396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0c5320" officeooo:paragraph-rsid="00295ff5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0bbd2c" officeooo:paragraph-rsid="00295ff5" style:font-weight-asian="normal" style:font-weight-complex="normal"/>
    </style:style>
    <style:style style:name="P40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weight="normal" officeooo:rsid="000c5320" officeooo:paragraph-rsid="00295ff5" style:font-weight-asian="normal" style:font-weight-complex="normal"/>
    </style:style>
    <style:style style:name="P41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weight="normal" officeooo:rsid="000da3f2" officeooo:paragraph-rsid="00295ff5" style:font-weight-asian="normal" style:font-weight-complex="normal"/>
    </style:style>
    <style:style style:name="P42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weight="normal" officeooo:rsid="000da3f2" officeooo:paragraph-rsid="00295ff5" style:font-weight-asian="normal" style:font-weight-complex="normal"/>
    </style:style>
    <style:style style:name="P43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weight="normal" officeooo:rsid="000dedcc" officeooo:paragraph-rsid="002a9d4c" style:font-weight-asian="normal" style:font-weight-complex="normal"/>
    </style:style>
    <style:style style:name="P44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weight="normal" officeooo:rsid="000dedcc" officeooo:paragraph-rsid="002a9d4c" style:font-weight-asian="normal" style:font-weight-complex="normal"/>
    </style:style>
    <style:style style:name="P45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weight="normal" officeooo:rsid="0010a512" officeooo:paragraph-rsid="002a9d4c" style:font-weight-asian="normal" style:font-weight-complex="normal"/>
    </style:style>
    <style:style style:name="P46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weight="normal" officeooo:rsid="0012e649" officeooo:paragraph-rsid="002a9d4c" style:font-weight-asian="normal" style:font-weight-complex="normal"/>
    </style:style>
    <style:style style:name="P47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weight="normal" officeooo:rsid="001561ce" officeooo:paragraph-rsid="002a9d4c" style:font-weight-asian="normal" style:font-weight-complex="normal"/>
    </style:style>
    <style:style style:name="P48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weight="normal" officeooo:rsid="002a9d4c" officeooo:paragraph-rsid="002a9d4c" style:font-weight-asian="normal" style:font-weight-complex="normal"/>
    </style:style>
    <style:style style:name="P49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weight="normal" officeooo:rsid="00236f18" officeooo:paragraph-rsid="00316a45" style:font-weight-asian="normal" style:font-weight-complex="normal"/>
    </style:style>
    <style:style style:name="P50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weight="normal" officeooo:rsid="00236f18" officeooo:paragraph-rsid="0031ce71" style:font-weight-asian="normal" style:font-weight-complex="normal"/>
    </style:style>
    <style:style style:name="P51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weight="normal" officeooo:rsid="0031d396" officeooo:paragraph-rsid="0031d396" style:font-weight-asian="normal" style:font-weight-complex="normal"/>
    </style:style>
    <style:style style:name="P52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weight="normal" officeooo:rsid="00271e01" officeooo:paragraph-rsid="0031ce71" style:font-weight-asian="normal" style:font-weight-complex="normal"/>
    </style:style>
    <style:style style:name="P53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weight="normal" officeooo:rsid="00316a45" officeooo:paragraph-rsid="00316a45" style:font-weight-asian="normal" style:font-weight-complex="normal"/>
    </style:style>
    <style:style style:name="P54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weight="normal" officeooo:rsid="0024a369" officeooo:paragraph-rsid="0031ce71" style:font-weight-asian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390435" officeooo:paragraph-rsid="00390435" style:font-weight-asian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3abb1d" officeooo:paragraph-rsid="003abb1d" style:font-weight-asian="normal" style:font-weight-complex="normal"/>
    </style:style>
    <style:style style:name="P57" style:family="paragraph" style:parent-style-name="Standard">
      <style:text-properties fo:font-weight="bold" officeooo:rsid="002b4f0e" officeooo:paragraph-rsid="002b4f0e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weight="bold" officeooo:rsid="00390435" officeooo:paragraph-rsid="00316a45" style:font-weight-asian="bold" style:font-weight-complex="bold"/>
    </style:style>
    <style:style style:name="P59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rsid="00316a45" officeooo:paragraph-rsid="00316a45"/>
    </style:style>
    <style:style style:name="P60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2f7ea0"/>
    </style:style>
    <style:style style:name="P61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officeooo:rsid="0031ce71" officeooo:paragraph-rsid="0031ce71"/>
    </style:style>
    <style:style style:name="P62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0dedcc" officeooo:paragraph-rsid="002a9d4c" style:font-weight-asian="normal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bold" officeooo:rsid="00390435" officeooo:paragraph-rsid="00390435" style:font-weight-asian="bold" style:font-weight-complex="bold"/>
    </style:style>
    <style:style style:name="P6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bold" officeooo:rsid="003abb1d" officeooo:paragraph-rsid="003abb1d" style:font-weight-asian="bold" style:font-weight-complex="bold"/>
    </style:style>
    <style:style style:name="T1" style:family="text">
      <style:text-properties fo:font-weight="normal" officeooo:rsid="000c5320" style:font-weight-asian="normal" style:font-weight-complex="normal"/>
    </style:style>
    <style:style style:name="T2" style:family="text">
      <style:text-properties fo:font-weight="normal" officeooo:rsid="002a9d4c" style:font-weight-asian="normal" style:font-weight-complex="normal"/>
    </style:style>
    <style:style style:name="T3" style:family="text">
      <style:text-properties fo:font-weight="normal" officeooo:rsid="001561ce" style:font-weight-asian="normal" style:font-weight-complex="normal"/>
    </style:style>
    <style:style style:name="T4" style:family="text">
      <style:text-properties officeooo:rsid="000c5320"/>
    </style:style>
    <style:style style:name="T5" style:family="text">
      <style:text-properties officeooo:rsid="0010a512"/>
    </style:style>
    <style:style style:name="T6" style:family="text">
      <style:text-properties officeooo:rsid="0012e649"/>
    </style:style>
    <style:style style:name="T7" style:family="text">
      <style:text-properties style:text-position="super 58%"/>
    </style:style>
    <style:style style:name="T8" style:family="text">
      <style:text-properties officeooo:rsid="0019a3b9"/>
    </style:style>
    <style:style style:name="T9" style:family="text">
      <style:text-properties officeooo:rsid="001ba187"/>
    </style:style>
    <style:style style:name="T10" style:family="text">
      <style:text-properties officeooo:rsid="0024a369"/>
    </style:style>
    <style:style style:name="T11" style:family="text">
      <style:text-properties officeooo:rsid="00271e01"/>
    </style:style>
    <style:style style:name="T12" style:family="text">
      <style:text-properties officeooo:rsid="002a9d4c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367532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3714a5" style:font-size-asian="12pt" style:font-weight-asian="normal" style:font-size-complex="12pt" style:font-weight-complex="normal"/>
    </style:style>
    <style:style style:name="T17" style:family="text">
      <style:text-properties officeooo:rsid="00316a45"/>
    </style:style>
    <style:style style:name="T18" style:family="text">
      <style:text-properties officeooo:rsid="00236f18"/>
    </style:style>
    <style:style style:name="T19" style:family="text">
      <style:text-properties officeooo:rsid="0031ce71"/>
    </style:style>
    <style:style style:name="T20" style:family="text">
      <style:text-properties officeooo:rsid="0031d396"/>
    </style:style>
    <style:style style:name="T21" style:family="text">
      <style:text-properties officeooo:rsid="00337f8e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officeooo:rsid="003abb1d"/>
    </style:style>
    <style:style style:name="T24" style:family="text">
      <style:text-properties officeooo:rsid="003b51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2">MAREK MANSELL</text:span><text:span text:style-name="T13">, </text:span><text:span text:style-name="T14">Bezručova </text:span><text:span text:style-name="T16">2533/</text:span><text:span text:style-name="T14">9, 811 09 Bratislava, Slovakia</text:span></text:p>
      <text:p text:style-name="P8"><text:a xlink:type="simple" xlink:href="http://www.marekmansell.sk/" text:style-name="Internet_20_link" text:visited-style-name="Visited_20_Internet_20_Link"><text:span text:style-name="T15">www.marekmansell.sk</text:span></text:a><text:span text:style-name="T15"> </text:span><text:a xlink:type="simple" xlink:href="mailto:marek.mansell@gmail.com" text:style-name="Internet_20_link" text:visited-style-name="Visited_20_Internet_20_Link"><text:span text:style-name="T14">marek.mansell@gmail.com</text:span></text:a><text:span text:style-name="T14"> 0904 010 424</text:span> </text:p>
      <text:p text:style-name="P5">Experience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2" office:value-type="string">
            <text:p text:style-name="P9">2015 – present<text:tab/></text:p>
          </table:table-cell>
          <table:table-cell table:style-name="Table1.A1" office:value-type="string">
            <text:p text:style-name="P24">SPy O.Z. (Slovak Python User Group)</text:p>
            <text:p text:style-name="P24">Vice-Chairman</text:p>
          </table:table-cell>
          <table:table-cell table:style-name="Table1.A1" office:value-type="string">
            <text:p text:style-name="P25">BRATISLAVA, SLOVAKIA</text:p>
          </table:table-cell>
        </table:table-row>
        <table:table-row>
          <table:covered-table-cell/>
          <table:table-cell table:style-name="Table1.A1" table:number-columns-spanned="2" office:value-type="string">
            <text:p text:style-name="P38">Responsible for annual PyCon conference (preparation and dealing with on-site challenges) as well as monthly Python meetups in Bratislava (location: Progressbar Hackerspace <text:span text:style-name="T8">BA</text:span>)</text:p>
            <text:list xml:id="list5273328659597609234" text:style-name="L1">
              <text:list-item>
                <text:p text:style-name="P40">PyCon 2016 – over 400 sold tickets, 3 days, 35 speakers</text:p>
              </text:list-item>
              <text:list-item>
                <text:p text:style-name="P40">PyCon 2017 – over 540 sold tickets, 3 days, 60 speakers</text:p>
              </text:list-item>
              <text:list-item>
                <text:p text:style-name="P40">EduTrack (within PyCon 2017) – Special one-day conference track for high school teachers focused at teaching Python, 10 speakers, over 40 registered teache<text:span text:style-name="T11">rs</text:span></text:p>
              </text:list-item>
            </text:list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2" office:value-type="string">
            <text:p text:style-name="P11">2016 - present</text:p>
          </table:table-cell>
          <table:table-cell table:style-name="Table2.A1" office:value-type="string">
            <text:p text:style-name="P28">STARÁ SMALTOVŇA O.Z. </text:p>
            <text:p text:style-name="P28">Co-founder</text:p>
          </table:table-cell>
          <table:table-cell table:style-name="Table2.A1" office:value-type="string">
            <text:p text:style-name="P25">BRATISLAVA, SLOVAKIA</text:p>
          </table:table-cell>
        </table:table-row>
        <table:table-row>
          <table:covered-table-cell/>
          <table:table-cell table:style-name="Table2.A1" table:number-columns-spanned="2" office:value-type="string">
            <text:p text:style-name="P7"><text:span text:style-name="T1">The cause of the non-profit organization is to create an </text:span>open workshop, accessible to anyone, in Bratislava (Petržalka), <text:span text:style-name="T4">as well as preserve the historical industrial building.</text:span></text:p>
            <text:list xml:id="list2225722542076914467" text:style-name="L2">
              <text:list-item>
                <text:p text:style-name="P41">Technical support – web server administration, Google AdWords, mailinglist</text:p>
              </text:list-item>
              <text:list-item>
                <text:p text:style-name="P41">Handling paperwork around the foundation <text:span text:style-name="T9">of the </text:span>organization</text:p>
              </text:list-item>
              <text:list-item>
                <text:p text:style-name="P41">Working on presentational projects for sponsors</text:p>
              </text:list-item>
            </text:list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12">2016 - present</text:p>
          </table:table-cell>
          <table:table-cell table:style-name="Table3.A1" office:value-type="string">
            <text:p text:style-name="P29">BATSUITE</text:p>
            <text:p text:style-name="P29">Electronic Technician</text:p>
          </table:table-cell>
          <table:table-cell table:style-name="Table3.A1" office:value-type="string">
            <text:p text:style-name="P25">BRATISLAVA, SLOVAKIA</text:p>
          </table:table-cell>
        </table:table-row>
        <table:table-row>
          <table:covered-table-cell/>
          <table:table-cell table:style-name="Table3.A1" table:number-columns-spanned="2" office:value-type="string">
            <text:p text:style-name="P39">BatSuite develops hardware and software solutions for the blind and visually impaired.</text:p>
            <text:list xml:id="list8350426837018936405" text:style-name="L3">
              <text:list-item>
                <text:p text:style-name="P42">BatSuite Hand Device – Improved algorithm (lower energy consumption, more functions, better user experience)</text:p>
              </text:list-item>
              <text:list-item>
                <text:p text:style-name="P42">BatSuite Suit (Overall development): PCB design (Eagle), prototype PCB assembly, EMI testing</text:p>
              </text:list-item>
            </text:list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14">2016 - present</text:p>
          </table:table-cell>
          <table:table-cell table:style-name="Table4.A1" office:value-type="string">
            <text:p text:style-name="P32">StreamIT, s.r.o.</text:p>
            <text:p text:style-name="P30">Electronic Technician</text:p>
          </table:table-cell>
          <table:table-cell table:style-name="Table4.A1" office:value-type="string">
            <text:p text:style-name="P25">BRATISLAVA, SLOVAKIA</text:p>
          </table:table-cell>
        </table:table-row>
        <table:table-row>
          <table:covered-table-cell/>
          <table:table-cell table:style-name="Table4.A1" table:number-columns-spanned="2" office:value-type="string">
            <text:p text:style-name="P1"/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rows-spanned="2" office:value-type="string">
            <text:p text:style-name="P13">2016 - 2016</text:p>
          </table:table-cell>
          <table:table-cell table:style-name="Table5.A1" office:value-type="string">
            <text:p text:style-name="P31">DIGITALWARE</text:p>
            <text:p text:style-name="P31">Electronic consultant</text:p>
          </table:table-cell>
          <table:table-cell table:style-name="Table5.A1" office:value-type="string">
            <text:p text:style-name="P25">BRATISLAVA, SLOVAKIA</text:p>
          </table:table-cell>
        </table:table-row>
        <table:table-row>
          <table:covered-table-cell/>
          <table:table-cell table:style-name="Table5.A1" table:number-columns-spanned="2" office:value-type="string">
            <text:list xml:id="list4938155100749880266" text:style-name="L4">
              <text:list-item>
                <text:p text:style-name="P62">Bluetooth Beacon development (low-weight design with <text:span text:style-name="T8">a</text:span> long battery life) </text:p>
              </text:list-item>
            </text:list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rows-spanned="2" office:value-type="string">
            <text:p text:style-name="P13">2014 - 2015</text:p>
          </table:table-cell>
          <table:table-cell table:style-name="Table6.A1" office:value-type="string">
            <text:p text:style-name="P31">SHOWTACLE</text:p>
            <text:p text:style-name="P31">Electronic device manufacturing and testing</text:p>
          </table:table-cell>
          <table:table-cell table:style-name="Table6.A1" office:value-type="string">
            <text:p text:style-name="P25">BRATISLAVA, SLOVAKIA</text:p>
          </table:table-cell>
        </table:table-row>
        <table:table-row>
          <table:covered-table-cell/>
          <table:table-cell table:style-name="Table6.A1" table:number-columns-spanned="2" office:value-type="string">
            <text:list xml:id="list6470551341865965388" text:style-name="L5">
              <text:list-item>
                <text:p text:style-name="P43">LED panel assembly and testing (over 1200 individually addressable LEDs on each panel, overall systems of 70+ panels)</text:p>
              </text:list-item>
              <text:list-item>
                <text:p text:style-name="P43">TronSuite assembly and testing (low-weigh wireless DMX controlled dance suits)</text:p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7"><text:soft-page-break/>Education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table:number-rows-spanned="2" office:value-type="string">
            <text:p text:style-name="P16">2017 - present</text:p>
          </table:table-cell>
          <table:table-cell table:style-name="Table14.A1" office:value-type="string">
            <text:p text:style-name="P34">SLOVAK UNIVERSITY OF TECHNOLOGY</text:p>
            <text:p text:style-name="P34">Faculty of Informatics and Information Technologies</text:p>
          </table:table-cell>
          <table:table-cell table:style-name="Table14.A1" office:value-type="string">
            <text:p text:style-name="P26">BRATISLAVA, SLOVAKIA</text:p>
          </table:table-cell>
        </table:table-row>
        <table:table-row>
          <table:covered-table-cell/>
          <table:table-cell table:style-name="Table14.A1" table:number-columns-spanned="2" office:value-type="string">
            <text:list xml:id="list3506505580974355168" text:style-name="L6">
              <text:list-item>
                <text:p text:style-name="P59">Bachelor degree study program: Internet Technologies </text:p>
              </text:list-item>
            </text:list>
          </table:table-cell>
          <table:covered-table-cell/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rows-spanned="2" office:value-type="string">
            <text:p text:style-name="P17">2017 - present</text:p>
          </table:table-cell>
          <table:table-cell table:style-name="Table11.A1" office:value-type="string">
            <text:p text:style-name="P36">NEXTERIA LEADERSHIP ACADEMY</text:p>
          </table:table-cell>
          <table:table-cell table:style-name="Table11.A1" office:value-type="string">
            <text:p text:style-name="P27">BRATISLAVA, SLOVAKIA</text:p>
          </table:table-cell>
        </table:table-row>
        <table:table-row>
          <table:covered-table-cell/>
          <table:table-cell table:style-name="Table11.A1" table:number-columns-spanned="2" office:value-type="string">
            <text:list xml:id="list7555008277920710599" text:style-name="L7">
              <text:list-item>
                <text:p text:style-name="P61">3-year program designed to deepen leadership &amp; management ability, teamwork, communication, negotiation and presentation skills </text:p>
              </text:list-item>
            </text:list>
          </table:table-cell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rows-spanned="2" office:value-type="string">
            <text:p text:style-name="P10">2012 - 2017</text:p>
          </table:table-cell>
          <table:table-cell table:style-name="Table7.A1" office:value-type="string">
            <text:p text:style-name="P31">GYMNÁZIUM JURA HRONCA </text:p>
          </table:table-cell>
          <table:table-cell table:style-name="Table7.A1" office:value-type="string">
            <text:p text:style-name="P25">BRATISLAVA, SLOVAKIA</text:p>
          </table:table-cell>
        </table:table-row>
        <table:table-row>
          <table:covered-table-cell/>
          <table:table-cell table:style-name="Table7.A1" table:number-columns-spanned="2" office:value-type="string">
            <text:p text:style-name="P2">English <text:span text:style-name="T5">bilingual</text:span> section, Focus at English, Mathematics and Information <text:span text:style-name="T5">Technologies</text:span></text:p>
            <text:list xml:id="list984635335329775311" text:style-name="L8">
              <text:list-item>
                <text:p text:style-name="P44">Contributed to Python being taught by teachers (instead of outdated <text:span text:style-name="T5">Pascal)</text:span></text:p>
              </text:list-item>
              <text:list-item>
                <text:p text:style-name="P45">I gave MicroPython lectures to students and teachers (Thanks to this initiative, the school plans to buy enough MicroPython devices (NodeMCU’s) for an entire class and teachers <text:span text:style-name="T20">will</text:span> start using them on their lessons)</text:p>
              </text:list-item>
            </text:list>
          </table:table-cell>
          <table:covered-table-cell/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15">2015 - 2016</text:p>
          </table:table-cell>
          <table:table-cell table:style-name="Table8.A1" office:value-type="string">
            <text:p text:style-name="P33">CISCO NETWORKING ACADEMY</text:p>
          </table:table-cell>
          <table:table-cell table:style-name="Table8.A1" office:value-type="string">
            <text:p text:style-name="P26">BRATISLAVA, SLOVAKIA</text:p>
          </table:table-cell>
        </table:table-row>
        <table:table-row>
          <table:covered-table-cell/>
          <table:table-cell table:style-name="Table8.A1" table:number-columns-spanned="2" office:value-type="string">
            <text:list xml:id="list123136262317410" text:continue-list="list3506505580974355168" text:style-name="L6">
              <text:list-item>
                <text:p text:style-name="P60"><text:span text:style-name="T2">C</text:span><text:span text:style-name="T3">CNA<text:tab/>course – basic networking concepts and router / switch configuration</text:span></text:p>
              </text:list-item>
            </text:list>
          </table:table-cell>
          <table:covered-table-cell/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9">Projects</text:p>
          </table:table-cell>
          <table:table-cell table:style-name="Table10.A1" office:value-type="string">
            <text:list xml:id="list123137750693156" text:continue-list="list984635335329775311" text:style-name="L8">
              <text:list-item>
                <text:p text:style-name="P45">micropython.<text:span text:style-name="T6">sk – a web portal for MicroPython beginners (Since 2016)</text:span></text:p>
              </text:list-item>
              <text:list-item>
                <text:p text:style-name="P46">Kavamat – A Resco 2015 Hackathlon IoT project – we won the 2<text:span text:style-name="T7">nd</text:span> prize</text:p>
              </text:list-item>
              <text:list-item>
                <text:p text:style-name="P47">MicroPython workshops &amp; presentations at community meetups &amp; schools</text:p>
              </text:list-item>
              <text:list-item>
                <text:p text:style-name="P48">Regular electronics workshops at FabLab Bratislava</text:p>
              </text:list-item>
            </text:list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8">Personal</text:p>
          </table:table-cell>
          <table:table-cell table:style-name="Table9.A1" office:value-type="string">
            <text:p text:style-name="P3">Sports: scuba diving (Advanced OWD certificate), cross-country running (mostly longer distances – 20km+), kayaking (competitively between 2010 – 201<text:span text:style-name="T19">4</text:span>), climbing and hiking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8">Languages</text:p>
          </table:table-cell>
          <table:table-cell table:style-name="Table13.A1" office:value-type="string">
            <text:p text:style-name="P3">English <text:span text:style-name="T12">(C1 certificate)</text:span>, Slovak <text:span text:style-name="T21">(Native), Czech (Fluent)</text:span></text:p>
          </table:table-cell>
        </table:table-row>
        <table:table-row>
          <table:table-cell table:style-name="Table13.A1" office:value-type="string">
            <text:p text:style-name="P23">Driving License</text:p>
          </table:table-cell>
          <table:table-cell table:style-name="Table13.A1" office:value-type="string">
            <text:p text:style-name="P4">B</text:p>
          </table:table-cell>
        </table:table-row>
        <table:table-row>
          <table:table-cell table:style-name="Table13.A1" office:value-type="string">
            <text:p text:style-name="P63">Lecturer</text:p>
          </table:table-cell>
          <table:table-cell table:style-name="Table13.A1" office:value-type="string">
            <text:p text:style-name="P55">Experienced workshop lecturer <text:span text:style-name="T23">and</text:span> Teacher trainer</text:p>
          </table:table-cell>
        </table:table-row>
        <table:table-row>
          <table:table-cell table:style-name="Table13.A1" office:value-type="string">
            <text:p text:style-name="P64">Speaker</text:p>
          </table:table-cell>
          <table:table-cell table:style-name="Table13.A1" office:value-type="string">
            <text:p text:style-name="P56">Talks at: OSS Slovakia Conference, PyCon SK, PyCon UK EduTrack</text:p>
          </table:table-cell>
        </table:table-row>
      </table:table>
      <text:p text:style-name="P6"/>
      <text:p text:style-name="P20">IT <text:span text:style-name="T18">Skills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0">Hardware</text:p>
          </table:table-cell>
          <table:table-cell table:style-name="Table15.A1" office:value-type="string">
            <text:list xml:id="list8333517464139599418" text:style-name="L9">
              <text:list-item>
                <text:p text:style-name="P49">Electronics – passive components, IC’s, wireless devices (Bluetooth and WiFi)</text:p>
              </text:list-item>
              <text:list-item>
                <text:p text:style-name="P49">Eagle PCB design, PCB assembly (through hole &amp; SMD), PCB Testing (EMI)</text:p>
              </text:list-item>
              <text:list-item>
                <text:p text:style-name="P49">Micro-controllers – Atmel chips (Atmega, Attiny), STM32, BLE112, ESP8266, …</text:p>
              </text:list-item>
              <text:list-item>
                <text:p text:style-name="P50">MicroPython boards – NodeMCU, <text:span text:style-name="T10">Witty Board, Micro:bit</text:span> </text:p>
              </text:list-item>
            </text:list>
          </table:table-cell>
        </table:table-row>
        <table:table-row>
          <table:table-cell table:style-name="Table15.A1" office:value-type="string">
            <text:p text:style-name="P22">Mains Electricity</text:p>
          </table:table-cell>
          <table:table-cell table:style-name="Table15.A1" office:value-type="string">
            <text:list xml:id="list123136527481799" text:continue-numbering="true" text:style-name="L9">
              <text:list-item>
                <text:p text:style-name="P51">knowledge of <text:span text:style-name="T10">basic design and maintenance (230V, circuit breakers, cabling)</text:span></text:p>
              </text:list-item>
            </text:list>
          </table:table-cell>
        </table:table-row>
        <table:table-row>
          <table:table-cell table:style-name="Table15.A1" office:value-type="string">
            <text:p text:style-name="P21">Design</text:p>
            <text:p text:style-name="P37">&amp; Prototyping</text:p>
          </table:table-cell>
          <table:table-cell table:style-name="Table15.A1" office:value-type="string">
            <text:list xml:id="list123136530330019" text:continue-numbering="true" text:style-name="L9">
              <text:list-item>
                <text:p text:style-name="P51">Qcad (2D); FreeCad (3D models)</text:p>
              </text:list-item>
              <text:list-item>
                <text:p text:style-name="P51">3D printing, laser cutting, CNC milling</text:p>
              </text:list-item>
            </text:list>
          </table:table-cell>
        </table:table-row>
        <table:table-row>
          <table:table-cell table:style-name="Table15.A1" office:value-type="string">
            <text:p text:style-name="P20">Embedded</text:p>
            <text:p text:style-name="P35">Software</text:p>
          </table:table-cell>
          <table:table-cell table:style-name="Table15.A1" office:value-type="string">
            <text:list xml:id="list123137980075696" text:continue-numbering="true" text:style-name="L9">
              <text:list-item>
                <text:p text:style-name="P50">C programming (As well as Arduino version of C)</text:p>
              </text:list-item>
              <text:list-item>
                <text:p text:style-name="P52">BGScript</text:p>
              </text:list-item>
            </text:list>
          </table:table-cell>
        </table:table-row>
        <table:table-row>
          <table:table-cell table:style-name="Table15.A1" office:value-type="string">
            <text:p text:style-name="P20">Software</text:p>
          </table:table-cell>
          <table:table-cell table:style-name="Table15.A1" office:value-type="string">
            <text:list xml:id="list123137775343718" text:continue-numbering="true" text:style-name="L9">
              <text:list-item>
                <text:p text:style-name="P49">Python (lecturer of Python and MicroPython), <text:span text:style-name="T17">C</text:span></text:p>
              </text:list-item>
              <text:list-item>
                <text:p text:style-name="P53">Basic web programming (HTML, CSS, JavaScript, PHP <text:span text:style-name="T11">&amp; MySQL</text:span>)</text:p>
              </text:list-item>
              <text:list-item>
                <text:p text:style-name="P50">OpenCV programming – motion detection <text:span text:style-name="T11">&amp;</text:span> object <text:span text:style-name="T10">recognition (in Python &amp; Java)</text:span></text:p>
              </text:list-item>
            </text:list>
          </table:table-cell>
        </table:table-row>
        <table:table-row>
          <table:table-cell table:style-name="Table15.A1" office:value-type="string">
            <text:p text:style-name="P20">Linux</text:p>
          </table:table-cell>
          <table:table-cell table:style-name="Table15.A1" office:value-type="string">
            <text:list xml:id="list123136386902252" text:continue-numbering="true" text:style-name="L9">
              <text:list-item>
                <text:p text:style-name="P54">Linux server administration (ubuntu server, apache, gitlab, nginx)</text:p>
              </text:list-item>
              <text:list-item>
                <text:p text:style-name="P50">Linux <text:span text:style-name="T10">boards</text:span> – Raspberry Pi, Orange Pi <text:span text:style-name="T11">(web server / NAS server)</text:span></text:p>
              </text:list-item>
            </text:list>
          </table:table-cell>
        </table:table-row>
        <table:table-row>
          <table:table-cell table:style-name="Table15.A1" office:value-type="string">
            <text:p text:style-name="P22">Networks</text:p>
          </table:table-cell>
          <table:table-cell table:style-name="Table15.A1" office:value-type="string">
            <text:list xml:id="list123137528770325" text:continue-numbering="true" text:style-name="L9">
              <text:list-item>
                <text:p text:style-name="P54">CCNA academy – Switching and Routing, network topology design, network protocols, physical crimping and cabling</text:p>
              </text:list-item>
            </text:list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346in" style:type="center"/>
          <style:tab-stop style:position="7.4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1:47:33.685178179</meta:creation-date>
    <meta:generator>LibreOffice/5.1.6.2$Linux_X86_64 LibreOffice_project/10m0$Build-2</meta:generator>
    <dc:date>2017-11-25T12:31:35.654106606</dc:date>
    <meta:editing-duration>PT44M42S</meta:editing-duration>
    <meta:editing-cycles>15</meta:editing-cycles>
    <meta:print-date>2017-11-25T12:22:58.300579027</meta:print-date>
    <meta:document-statistic meta:table-count="14" meta:image-count="0" meta:object-count="0" meta:page-count="2" meta:paragraph-count="101" meta:word-count="646" meta:character-count="4506" meta:non-whitespace-character-count="3970"/>
  </office:meta>
</office:document-meta>
</file>